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40.4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v#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BYU 9224 ratio</text:p>
          </table:table-cell>
          <table:table-cell table:style-name="ce1" office:value-type="string" calcext:value-type="string">
            <text:p>BYU 9024 neck length</text:p>
          </table:table-cell>
          <table:table-cell table:style-name="ce4"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 table:formula="of:=1370/[.B2]" office:value-type="float" office:value="2.2168284789644" calcext:value-type="float">
            <text:p>2.217</text:p>
          </table:table-cell>
          <table:table-cell table:formula="of:=8.5*[.C2]" office:value-type="float" office:value="18.8430420711974" calcext:value-type="float">
            <text:p>18.8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5" calcext:value-type="float">
            <text:p>685</text:p>
          </table:table-cell>
          <table:table-cell table:formula="of:=1370/[.B3]" office:value-type="float" office:value="2" calcext:value-type="float">
            <text:p>2.000</text:p>
          </table:table-cell>
          <table:table-cell table:formula="of:=8.5*[.C3]" office:value-type="float" office:value="17" calcext:value-type="float">
            <text:p>17.0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7" calcext:value-type="float">
            <text:p>737</text:p>
          </table:table-cell>
          <table:table-cell table:formula="of:=1370/[.B4]" office:value-type="float" office:value="1.85888738127544" calcext:value-type="float">
            <text:p>1.859</text:p>
          </table:table-cell>
          <table:table-cell table:formula="of:=8.5*[.C4]" office:value-type="float" office:value="15.8005427408412" calcext:value-type="float">
            <text:p>15.8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5" calcext:value-type="float">
            <text:p>775</text:p>
          </table:table-cell>
          <table:table-cell table:formula="of:=1370/[.B5]" office:value-type="float" office:value="1.76774193548387" calcext:value-type="float">
            <text:p>1.768</text:p>
          </table:table-cell>
          <table:table-cell table:formula="of:=8.5*[.C5]" office:value-type="float" office:value="15.0258064516129" calcext:value-type="float">
            <text:p>15.0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3" calcext:value-type="float">
            <text:p>813</text:p>
          </table:table-cell>
          <table:table-cell table:formula="of:=1370/[.B6]" office:value-type="float" office:value="1.68511685116851" calcext:value-type="float">
            <text:p>1.685</text:p>
          </table:table-cell>
          <table:table-cell table:formula="of:=8.5*[.C6]" office:value-type="float" office:value="14.3234932349324" calcext:value-type="float">
            <text:p>14.3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0" calcext:value-type="float">
            <text:p>850</text:p>
          </table:table-cell>
          <table:table-cell table:formula="of:=1370/[.B7]" office:value-type="float" office:value="1.61176470588235" calcext:value-type="float">
            <text:p>1.612</text:p>
          </table:table-cell>
          <table:table-cell table:formula="of:=8.5*[.C7]" office:value-type="float" office:value="13.7" calcext:value-type="float">
            <text:p>13.7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table:formula="of:=1370/[.B8]" office:value-type="float" office:value="1.58381502890173" calcext:value-type="float">
            <text:p>1.584</text:p>
          </table:table-cell>
          <table:table-cell table:formula="of:=8.5*[.C8]" office:value-type="float" office:value="13.4624277456647" calcext:value-type="float">
            <text:p>13.4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0" calcext:value-type="float">
            <text:p>840</text:p>
          </table:table-cell>
          <table:table-cell table:formula="of:=1370/[.B9]" office:value-type="float" office:value="1.63095238095238" calcext:value-type="float">
            <text:p>1.631</text:p>
          </table:table-cell>
          <table:table-cell table:formula="of:=8.5*[.C9]" office:value-type="float" office:value="13.8630952380952" calcext:value-type="float">
            <text:p>13.86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1370/[.B10]" office:value-type="float" office:value="1.82666666666667" calcext:value-type="float">
            <text:p>1.827</text:p>
          </table:table-cell>
          <table:table-cell table:formula="of:=8.5*[.C10]" office:value-type="float" office:value="15.5266666666667" calcext:value-type="float">
            <text:p>15.5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aylor</meta:initial-creator>
    <meta:creation-date>2019-06-16T15:40:08.995537305</meta:creation-date>
    <dc:date>2019-06-16T15:54:52.592137567</dc:date>
    <dc:creator>Mike Taylor</dc:creator>
    <meta:editing-duration>PT14M44S</meta:editing-duration>
    <meta:editing-cycles>1</meta:editing-cycles>
    <meta:document-statistic meta:table-count="1" meta:cell-count="40" meta:object-count="0"/>
    <meta:generator>LibreOffice/6.1.3.2$MacOSX_X86_64 LibreOffice_project/86daf60bf00efa86ad547e59e09d6bb77c699acb</meta:generator>
  </office:meta>
</office:document-meta>
</file>